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define MAX_SIZE 10</text:p>
      <text:p text:style-name="Standard"/>
      <text:p text:style-name="Standard">void display(int a[], int size); <text:s/></text:p>
      <text:p text:style-name="Standard">void bubble_sort(int a1[], int size);</text:p>
      <text:p text:style-name="Standard">void insertion_sort(int a2[], int size);</text:p>
      <text:p text:style-name="Standard">void selection_sort(int a3[], int size);</text:p>
      <text:p text:style-name="Standard"/>
      <text:p text:style-name="Standard">void bubble_sort(int a1[], int size)</text:p>
      <text:p text:style-name="Standard">{</text:p>
      <text:p text:style-name="Standard"><text:s text:c="4"/>int temp;</text:p>
      <text:p text:style-name="Standard"><text:s text:c="4"/>for (int i = 0; i &lt; size - 1; i++)</text:p>
      <text:p text:style-name="Standard"><text:s text:c="4"/>{</text:p>
      <text:p text:style-name="Standard"><text:s text:c="8"/>printf("Pass %d: ", i + 1);</text:p>
      <text:p text:style-name="Standard"><text:s text:c="8"/>for (int j = 0; j &lt; size - i - 1; j++)</text:p>
      <text:p text:style-name="Standard"><text:s text:c="8"/>{</text:p>
      <text:p text:style-name="Standard"><text:s text:c="12"/>if (a1[j] &gt; a1[j + 1])</text:p>
      <text:p text:style-name="Standard"><text:s text:c="12"/>{</text:p>
      <text:p text:style-name="Standard"><text:s text:c="16"/>temp = a1[j];</text:p>
      <text:p text:style-name="Standard"><text:s text:c="16"/>a1[j] = a1[j + 1];</text:p>
      <text:p text:style-name="Standard"><text:s text:c="16"/>a1[j + 1] = temp;</text:p>
      <text:p text:style-name="Standard"><text:s text:c="12"/>}</text:p>
      <text:p text:style-name="Standard"><text:s text:c="8"/>}</text:p>
      <text:p text:style-name="Standard"><text:s text:c="8"/>display(a1, size);</text:p>
      <text:p text:style-name="Standard"><text:s text:c="4"/>}</text:p>
      <text:p text:style-name="Standard">}</text:p>
      <text:p text:style-name="Standard"/>
      <text:p text:style-name="Standard">void insertion_sort(int a2[], int size)</text:p>
      <text:p text:style-name="Standard">{</text:p>
      <text:p text:style-name="Standard"><text:s text:c="4"/>int key, j;</text:p>
      <text:p text:style-name="Standard"><text:s text:c="4"/>for (int i = 1; i &lt; size; i++)</text:p>
      <text:p text:style-name="Standard"><text:s text:c="4"/>{</text:p>
      <text:p text:style-name="Standard"><text:s text:c="8"/>key = a2[i];</text:p>
      <text:p text:style-name="Standard"><text:s text:c="8"/>j = i - 1;</text:p>
      <text:p text:style-name="Standard"><text:s text:c="8"/>while (j &gt;= 0 &amp;&amp; a2[j] &gt; key)</text:p>
      <text:p text:style-name="Standard"><text:s text:c="8"/>{</text:p>
      <text:p text:style-name="Standard"><text:s text:c="12"/>a2[j + 1] = a2[j];</text:p>
      <text:p text:style-name="Standard"><text:s text:c="12"/>j--;</text:p>
      <text:p text:style-name="Standard"><text:s text:c="8"/>}</text:p>
      <text:p text:style-name="Standard"><text:s text:c="8"/>a2[j + 1] = key;</text:p>
      <text:p text:style-name="Standard"><text:s text:c="8"/>printf("Pass %d: ", i);</text:p>
      <text:p text:style-name="Standard"><text:s text:c="8"/>display(a2, size);</text:p>
      <text:p text:style-name="Standard"><text:s text:c="4"/>}</text:p>
      <text:p text:style-name="Standard">}</text:p>
      <text:p text:style-name="Standard"/>
      <text:p text:style-name="Standard">void selection_sort(int a3[], int size) {</text:p>
      <text:p text:style-name="Standard"><text:s text:c="4"/>int small, temp;</text:p>
      <text:p text:style-name="Standard"><text:s text:c="4"/>for (int i = 0; i &lt; size - 1; i++) {</text:p>
      <text:p text:style-name="Standard"><text:s text:c="8"/>small = i;</text:p>
      <text:p text:style-name="Standard"><text:s text:c="8"/>for (int j = i + 1; j &lt; size; j++) {</text:p>
      <text:p text:style-name="Standard"><text:s text:c="12"/>if (a3[j] &lt; a3[small]) {</text:p>
      <text:p text:style-name="Standard"><text:soft-page-break/><text:s text:c="16"/>small = j;</text:p>
      <text:p text:style-name="Standard"><text:s text:c="12"/>}</text:p>
      <text:p text:style-name="Standard"><text:s text:c="8"/>}</text:p>
      <text:p text:style-name="Standard"><text:s text:c="8"/>if (small != i) {</text:p>
      <text:p text:style-name="Standard"><text:s text:c="12"/>temp = a3[i];</text:p>
      <text:p text:style-name="Standard"><text:s text:c="12"/>a3[i] = a3[small];</text:p>
      <text:p text:style-name="Standard"><text:s text:c="12"/>a3[small] = temp;</text:p>
      <text:p text:style-name="Standard"><text:s text:c="8"/>}</text:p>
      <text:p text:style-name="Standard"><text:s text:c="8"/>printf("Pass %d: ", i + 1);</text:p>
      <text:p text:style-name="Standard"><text:s text:c="8"/>display(a3, size);</text:p>
      <text:p text:style-name="Standard"><text:s text:c="4"/>}</text:p>
      <text:p text:style-name="Standard">}</text:p>
      <text:p text:style-name="Standard"/>
      <text:p text:style-name="Standard">void display(int a[], int size) {</text:p>
      <text:p text:style-name="Standard"><text:s text:c="4"/>for (int i = 0; i &lt; size; i++) {</text:p>
      <text:p text:style-name="Standard"><text:s text:c="8"/>printf("%d ", a[i]);</text:p>
      <text:p text:style-name="Standard"><text:s text:c="4"/>}</text:p>
      <text:p text:style-name="Standard"><text:s text:c="4"/>printf("\n");</text:p>
      <text:p text:style-name="Standard">}</text:p>
      <text:p text:style-name="Standard"/>
      <text:p text:style-name="Standard"/>
      <text:p text:style-name="Standard"/>
      <text:p text:style-name="Standard">void main()</text:p>
      <text:p text:style-name="Standard">{ <text:s text:c="2"/>int a[MAX_SIZE],a1[MAX_SIZE],a2[MAX_SIZE],a3[MAX_SIZE], size, ch, i;</text:p>
      <text:p text:style-name="Standard"><text:s text:c="3"/></text:p>
      <text:p text:style-name="Standard"><text:s text:c="4"/>printf("Enter the number of elements: ");</text:p>
      <text:p text:style-name="Standard"><text:s text:c="4"/>scanf("%d",&amp;size);</text:p>
      <text:p text:style-name="Standard"><text:s text:c="4"/>printf("Enter the elements:\n");</text:p>
      <text:p text:style-name="Standard"><text:s text:c="4"/>for (i = 0; i &lt; size; i++)</text:p>
      <text:p text:style-name="Standard"><text:s text:c="4"/>{</text:p>
      <text:p text:style-name="Standard"><text:s text:c="8"/>scanf("%d", &amp;a[i]);</text:p>
      <text:p text:style-name="Standard"><text:s text:c="4"/>}</text:p>
      <text:p text:style-name="Standard"><text:s text:c="3"/></text:p>
      <text:p text:style-name="Standard"><text:s text:c="4"/>while (1) {</text:p>
      <text:p text:style-name="Standard"><text:s text:c="8"/>printf("\nMenu:\n");</text:p>
      <text:p text:style-name="Standard"><text:s text:c="8"/>printf("1. Bubble Sort\n");</text:p>
      <text:p text:style-name="Standard"><text:s text:c="8"/>printf("2. Insertion Sort\n");</text:p>
      <text:p text:style-name="Standard"><text:s text:c="8"/>printf("3. Selection Sort\n");</text:p>
      <text:p text:style-name="Standard"><text:s text:c="8"/>printf("4. Exit\n");</text:p>
      <text:p text:style-name="Standard"><text:s text:c="8"/>printf("Enter your choice: ");</text:p>
      <text:p text:style-name="Standard"><text:s text:c="8"/>scanf("%d", &amp;ch);</text:p>
      <text:p text:style-name="Standard"><text:s text:c="7"/></text:p>
      <text:p text:style-name="Standard"><text:s text:c="8"/>switch (ch)</text:p>
      <text:p text:style-name="Standard"><text:s text:c="8"/>{</text:p>
      <text:p text:style-name="Standard"><text:s text:c="12"/>case 1:</text:p>
      <text:p text:style-name="Standard"><text:s text:c="12"/>for (int i=0;i&lt;size;i++)</text:p>
      <text:p text:style-name="Standard"><text:s text:c="12"/>{ a1[i]=a[i]; }</text:p>
      <text:p text:style-name="Standard"><text:s text:c="16"/>bubble_sort(a1, size);</text:p>
      <text:p text:style-name="Standard"><text:s text:c="16"/>break;</text:p>
      <text:p text:style-name="Standard"><text:s text:c="12"/>case 2:</text:p>
      <text:p text:style-name="Standard"><text:s text:c="12"/>for (int i=0;i&lt;size;i++)</text:p>
      <text:p text:style-name="Standard"><text:s text:c="12"/>{ a2[i]=a[i]; }</text:p>
      <text:p text:style-name="Standard"><text:soft-page-break/><text:s text:c="16"/>insertion_sort(a2, size);</text:p>
      <text:p text:style-name="Standard"><text:s text:c="16"/>break;</text:p>
      <text:p text:style-name="Standard"><text:s text:c="12"/>case 3:</text:p>
      <text:p text:style-name="Standard"><text:s text:c="16"/>for (int i=0;i&lt;size;i++)</text:p>
      <text:p text:style-name="Standard"><text:s text:c="12"/>{ a3[i]=a[i]; }</text:p>
      <text:p text:style-name="Standard"><text:s text:c="16"/>selection_sort(a3, size);</text:p>
      <text:p text:style-name="Standard"><text:s text:c="16"/>break;</text:p>
      <text:p text:style-name="Standard"><text:s text:c="12"/>case 4:</text:p>
      <text:p text:style-name="Standard"><text:s text:c="16"/>exit(0);</text:p>
      <text:p text:style-name="Standard"><text:s text:c="12"/>default:</text:p>
      <text:p text:style-name="Standard"><text:s text:c="16"/>printf("Invalid choice. Please enter a valid option.\n");</text:p>
      <text:p text:style-name="Standard"><text:s text:c="8"/>}</text:p>
      <text:p text:style-name="Standard"><text:s text:c="4"/>}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3:20:49.606392555</meta:creation-date>
    <dc:date>2024-09-25T13:21:23.264327926</dc:date>
    <meta:editing-duration>PT34S</meta:editing-duration>
    <meta:editing-cycles>1</meta:editing-cycles>
    <meta:document-statistic meta:table-count="0" meta:image-count="0" meta:object-count="0" meta:page-count="3" meta:paragraph-count="110" meta:word-count="344" meta:character-count="2585" meta:non-whitespace-character-count="1540"/>
    <meta:generator>LibreOffice/7.3.2.2$Linux_X86_64 LibreOffice_project/30$Build-2</meta:generator>
  </office:meta>
</office:document-meta>
</file>